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UBUcuerpoTrabajo">
      <style:text-properties officeooo:rsid="000b651c" officeooo:paragraph-rsid="000b651c"/>
    </style:style>
    <style:style style:name="P2" style:family="paragraph" style:parent-style-name="UBUcuerpoTrabajo">
      <style:text-properties officeooo:rsid="0018f190" officeooo:paragraph-rsid="0018f190"/>
    </style:style>
    <style:style style:name="P3" style:family="paragraph" style:parent-style-name="UBUcuerpoTrabajo">
      <style:text-properties officeooo:rsid="00281835" officeooo:paragraph-rsid="00281835"/>
    </style:style>
    <style:style style:name="P4" style:family="paragraph" style:parent-style-name="UBUcuerpoTrabajo" style:list-style-name="L1">
      <style:text-properties officeooo:rsid="0004c29b" officeooo:paragraph-rsid="000c6ea2"/>
    </style:style>
    <style:style style:name="P5" style:family="paragraph" style:parent-style-name="UBUcuerpoTrabajo" style:list-style-name="L1">
      <style:text-properties officeooo:rsid="000efbd4" officeooo:paragraph-rsid="000efbd4"/>
    </style:style>
    <style:style style:name="P6" style:family="paragraph" style:parent-style-name="UBUcuerpoTrabajo" style:list-style-name="L1">
      <style:text-properties officeooo:rsid="000fffbf" officeooo:paragraph-rsid="000fffbf"/>
    </style:style>
    <style:style style:name="P7" style:family="paragraph" style:parent-style-name="UBUcuerpoTrabajo" style:list-style-name="L1">
      <style:text-properties officeooo:rsid="0013139c" officeooo:paragraph-rsid="0013139c"/>
    </style:style>
    <style:style style:name="P8" style:family="paragraph" style:parent-style-name="UBUcuerpoTrabajo" style:list-style-name="L1">
      <style:text-properties officeooo:rsid="0011c194" officeooo:paragraph-rsid="0011c194"/>
    </style:style>
    <style:style style:name="P9" style:family="paragraph" style:parent-style-name="UBUcuerpoTrabajo" style:list-style-name="L1">
      <style:text-properties officeooo:rsid="001fce52" officeooo:paragraph-rsid="001fce52"/>
    </style:style>
    <style:style style:name="P10" style:family="paragraph" style:parent-style-name="UBUcuerpoTrabajo" style:list-style-name="L1">
      <style:text-properties officeooo:rsid="0017c1e2" officeooo:paragraph-rsid="0017c1e2"/>
    </style:style>
    <style:style style:name="P11" style:family="paragraph" style:parent-style-name="UBUcuerpoTrabajo" style:list-style-name="L2">
      <style:text-properties officeooo:rsid="001acfad" officeooo:paragraph-rsid="001acfad"/>
    </style:style>
    <style:style style:name="P12" style:family="paragraph" style:parent-style-name="UBUcuerpoTrabajo" style:list-style-name="L2">
      <style:text-properties officeooo:rsid="001cbd4c" officeooo:paragraph-rsid="001cbd4c"/>
    </style:style>
    <style:style style:name="P13" style:family="paragraph" style:parent-style-name="UBUcuerpoTrabajo" style:list-style-name="L2">
      <style:text-properties officeooo:rsid="0020a6f9" officeooo:paragraph-rsid="0020a6f9"/>
    </style:style>
    <style:style style:name="P14" style:family="paragraph" style:parent-style-name="UBUcuerpoTrabajo" style:list-style-name="L2">
      <style:text-properties officeooo:rsid="00253971" officeooo:paragraph-rsid="00253971"/>
    </style:style>
    <style:style style:name="P15" style:family="paragraph" style:parent-style-name="UBUcuerpoTrabajo" style:list-style-name="L2">
      <style:text-properties officeooo:rsid="0037fd64" officeooo:paragraph-rsid="0037fd64"/>
    </style:style>
    <style:style style:name="P16" style:family="paragraph" style:parent-style-name="UBUcuerpoTrabajo" style:list-style-name="L3">
      <style:text-properties officeooo:rsid="00281835" officeooo:paragraph-rsid="00281835"/>
    </style:style>
    <style:style style:name="P17" style:family="paragraph" style:parent-style-name="UBUcuerpoTrabajo" style:list-style-name="L3">
      <style:text-properties officeooo:rsid="002b8a70" officeooo:paragraph-rsid="002b8a70"/>
    </style:style>
    <style:style style:name="P18" style:family="paragraph" style:parent-style-name="UBUcuerpoTrabajo" style:list-style-name="L3">
      <style:text-properties officeooo:rsid="002da6ba" officeooo:paragraph-rsid="002da6ba"/>
    </style:style>
    <style:style style:name="P19" style:family="paragraph" style:parent-style-name="UBUcuerpoTrabajo" style:list-style-name="L3">
      <style:text-properties officeooo:rsid="002f4354" officeooo:paragraph-rsid="002f4354"/>
    </style:style>
    <style:style style:name="P20" style:family="paragraph" style:parent-style-name="Heading_20_1" style:master-page-name="">
      <style:paragraph-properties style:page-number="auto" fo:break-before="auto" fo:break-after="auto"/>
    </style:style>
    <style:style style:name="P21" style:family="paragraph" style:parent-style-name="Heading_20_2">
      <style:text-properties officeooo:rsid="0003cce0" officeooo:paragraph-rsid="0003cce0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text-line-through-typ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officeooo:rsid="0004ebc3"/>
    </style:style>
    <style:style style:name="T2" style:family="text">
      <style:text-properties officeooo:rsid="0006c199"/>
    </style:style>
    <style:style style:name="T3" style:family="text">
      <style:text-properties officeooo:rsid="00094ca6"/>
    </style:style>
    <style:style style:name="T4" style:family="text">
      <style:text-properties officeooo:rsid="000c6ea2"/>
    </style:style>
    <style:style style:name="T5" style:family="text">
      <style:text-properties officeooo:rsid="0015eafa"/>
    </style:style>
    <style:style style:name="T6" style:family="text">
      <style:text-properties officeooo:rsid="0017c1e2"/>
    </style:style>
    <style:style style:name="T7" style:family="text">
      <style:text-properties officeooo:rsid="001e5da9"/>
    </style:style>
    <style:style style:name="T8" style:family="text">
      <style:text-properties officeooo:rsid="001ec401"/>
    </style:style>
    <style:style style:name="T9" style:family="text">
      <style:text-properties officeooo:rsid="002131ce"/>
    </style:style>
    <style:style style:name="T10" style:family="text">
      <style:text-properties officeooo:rsid="0030a0dc"/>
    </style:style>
    <style:style style:name="T11" style:family="text">
      <style:text-properties officeooo:rsid="0032ad11"/>
    </style:style>
    <style:style style:name="T12" style:family="text">
      <style:text-properties officeooo:rsid="0032b866"/>
    </style:style>
    <style:style style:name="T13" style:family="text">
      <style:text-properties officeooo:rsid="00381bf0"/>
    </style:style>
    <style:style style:name="T14" style:family="text">
      <style:text-properties officeooo:rsid="0039a20f"/>
    </style:style>
    <style:style style:name="T15" style:family="text">
      <style:text-properties officeooo:rsid="003b446f"/>
    </style:style>
    <style:style style:name="T16" style:family="text">
      <style:text-properties officeooo:rsid="003bfa64"/>
    </style:style>
    <style:style style:name="T17" style:family="text">
      <style:text-properties officeooo:rsid="00419221"/>
    </style:style>
    <style:style style:name="T18" style:family="text">
      <style:text-properties officeooo:rsid="00420829"/>
    </style:style>
    <style:style style:name="T19" style:family="text">
      <style:text-properties fo:color="#c0c0c0" style:text-outline="false" style:text-line-through-style="none" style:text-line-through-typ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Objetivos del proyecto </text:h>
      <text:h text:style-name="P21" text:outline-level="2">Objetivos funcionales</text:h>
      <text:p text:style-name="P1">Los principales objetivos <text:span text:style-name="T6">relacionados con la funcionalidad</text:span> de <text:span text:style-name="T6">la aplicación desarrollada en e</text:span>l proyecto son los siguientes:</text:p>
      <text:p text:style-name="P1"/>
      <text:list xml:id="list2228000446790957498" text:style-name="L1">
        <text:list-item>
          <text:p text:style-name="P4"><text:span text:style-name="T4">D</text:span>otar a alumnos y docentes de una herramienta <text:span text:style-name="T3">capaz</text:span> <text:span text:style-name="T3">de complementar</text:span> la explicación de los conceptos asociados a la <text:span text:style-name="T17">t</text:span>eoría de <text:span text:style-name="T17">j</text:span>uegos, mediante la <text:span text:style-name="T1">posibilidad de celebrar</text:span> torneos de tipo 2 x 2 <text:span text:style-name="T2">en una plataforma web.</text:span></text:p>
        </text:list-item>
        <text:list-item>
          <text:p text:style-name="P5">Permitir al profesor <text:span text:style-name="T17">definir el tipo de juego 2 x 2</text:span> establec<text:span text:style-name="T17">iendo</text:span> los parámetros de recompensa del juego (payoff).</text:p>
        </text:list-item>
        <text:list-item>
          <text:p text:style-name="P6">Mostrar los resultados de un torneo tras su conclusión.</text:p>
        </text:list-item>
        <text:list-item>
          <text:p text:style-name="P7">Almacena<text:span text:style-name="T18">r</text:span> de los resultados en una base de datos al finalizar cada torneo.</text:p>
        </text:list-item>
        <text:list-item>
          <text:p text:style-name="P8">Permitir a los participantes del torneo probar sus soluciones contra una serie de estrategias estándar preestablecidas <text:span text:style-name="T16">antes de enviar su respuesta</text:span>. </text:p>
        </text:list-item>
        <text:list-item>
          <text:p text:style-name="P7">Permitir a los profesores registrarse como administrador para poder crear y finalizar torneos.</text:p>
        </text:list-item>
        <text:list-item>
          <text:p text:style-name="P9"><text:span text:style-name="T18">Permitir al creador del torneo poder </text:span>finalizarlo.</text:p>
        </text:list-item>
        <text:list-item>
          <text:p text:style-name="P7">Permitir a los alumnos registrarse como <text:span text:style-name="T5">participante</text:span> para poder formar parte de los torneos y consultar sus participaciones en torneos pasados.</text:p>
        </text:list-item>
        <text:list-item>
          <text:p text:style-name="P10">Dar la posibilidad de que existan varios torneos abiertos al mismo tiempo.</text:p>
          <text:p text:style-name="P10"/>
        </text:list-item>
      </text:list>
      <text:h text:style-name="P21" text:outline-level="2">Objetivos técnicos</text:h>
      <text:p text:style-name="P2">Los objetivos principales de aspecto técnico que se desean satisfacer a lo largo del proyecto son los siguientes:</text:p>
      <text:p text:style-name="P2"/>
      <text:list xml:id="list5798930690532570133" text:style-name="L2">
        <text:list-item>
          <text:p text:style-name="P11">Funcionamiento adecuado en los principales navegadores. Esto incluye, en principio, Firefox, Safari y Chrome.</text:p>
        </text:list-item>
        <text:list-item>
          <text:p text:style-name="P12"><text:span text:style-name="T7">Ejecución</text:span> de la aplicación sobre un servidor local <text:span text:style-name="T8">creado </text:span>con XAMPP.</text:p>
        </text:list-item>
        <text:list-item>
          <text:p text:style-name="P13">Evitar la instalación de Net<text:span text:style-name="T18">L</text:span>ogo en el ordenador <text:span text:style-name="T9">particular </text:span>de los usuarios gracias a la utilización de Net<text:span text:style-name="T18">L</text:span>ogo Web.</text:p>
        </text:list-item>
        <text:list-item>
          <text:p text:style-name="P14">Diseño responsive de la aplicación mediante el uso de Bootstrap.</text:p>
        </text:list-item>
        <text:list-item>
          <text:p text:style-name="P15">Ejecución del torneo en un tiempo <text:span text:style-name="T14">aceptable</text:span>, a pesar de que la carga en el momento de <text:span text:style-name="T13">la puesta en común de todas las estrategias conlleve un coste</text:span> <text:span text:style-name="T15">relativamente alto</text:span>.</text:p>
          <text:p text:style-name="P14"/>
        </text:list-item>
      </text:list>
      <text:h text:style-name="P21" text:outline-level="2">Objetivos académicos</text:h>
      <text:p text:style-name="P3">El proceso de desarrollo del proyecto, además de buscar completar objetivos técnicos y de funcionalidad, tiene una parte orientada al propio aprendizaje. Los objetivos relacionados con esa parte del proyecto son los siguientes:</text:p>
      <text:p text:style-name="P3"/>
      <text:list xml:id="list8206887090039959793" text:style-name="L3">
        <text:list-item>
          <text:p text:style-name="P16">Profundizar en el conocimiento de la teoría de juegos, así como en los autores que han aportado avances en ella a través de artículos o libros.</text:p>
        </text:list-item>
        <text:list-item>
          <text:p text:style-name="P17">Aprender a crear un servidor local desde cero en el que se sustente la aplicación completa.</text:p>
        </text:list-item>
        <text:list-item>
          <text:p text:style-name="P17">Profundizar en los conceptos aprendidos sobre desarrollo web, a través de la creación de una aplicación web completa. <text:span text:style-name="T10">En especial en el uso de tecnologías que antes no se habían utilizado de forma considerable, como JavaScript, PHP o MySQL.</text:span></text:p>
        </text:list-item>
        <text:list-item>
          <text:p text:style-name="P18"><text:soft-page-break/>Ahondar en la utilización de tecnologías que pueden orientarse a investigación. En este caso, Net<text:span text:style-name="T18">L</text:span>ogo.</text:p>
        </text:list-item>
        <text:list-item>
          <text:p text:style-name="P19">Aplica<text:span text:style-name="T18">r todo lo</text:span> estudiado sobre repositorios de código y control de versiones <text:span text:style-name="T11">a través d</text:span>el uso de estas herramientas <text:span text:style-name="T12">en</text:span> un proyecto completo.</text:p>
        </text:list-item>
        <text:list-item>
          <text:p text:style-name="P19"><text:span text:style-name="T18">Poner</text:span> en práctica una metodología ágil en un desarrollo real de tamaño considerab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BUcuerpoTrabajo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eading_20_1" style:display-name="Heading 1" style:family="paragraph" style:parent-style-name="Heading" style:next-style-name="UBUcuerpoTrabajo" style:default-outline-level="1" style:class="text" style:master-page-name="">
      <style:paragraph-properties fo:margin-top="0.42cm" fo:margin-bottom="0.21cm" loext:contextual-spacing="false" style:page-number="auto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list-style-name="List_20_1" style:class="list">
      <style:paragraph-properties fo:margin-top="0cm" fo:margin-bottom="0.212cm" loext:contextual-spacing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margin-left="0cm" fo:margin-right="0cm" fo:margin-top="0cm" fo:margin-bottom="0cm" fo:line-height="100%" fo:text-align="center" fo:text-indent="0cm"/>
    </style:style>
    <style:style style:name="M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text-line-through-typ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c0c0c0" style:text-outline="false" style:text-line-through-style="none" style:text-line-through-typ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4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draw:frame text:anchor-type="paragraph" draw:z-index="1" draw:style-name="Mgr1" draw:text-style-name="MP2" svg:width="33.257cm" svg:height="4.252cm" draw:transform="skewX (-5.26773502173662E-017) rotate (0.963770812951269) translate (0.498625cm 27.3177083333333cm)"><draw:text-box><text:p text:style-name="MP1"><text:span text:style-name="MT1">Borrador</text:span></text:p></draw:text-box></draw:frame><text:file-name text:display="name-and-extension">2_ObjetivosDelProyecto.odt</text:file-name> v.<text:editing-cycles>65</text:editing-cycles> <text:title/><text:modification-date style:data-style-name="N104">03/ene/17</text:modification-date>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pa </meta:initial-creator>
    <meta:creation-date>2014-01-25T22:23:01</meta:creation-date>
    <meta:generator>LibreOffice/5.1.6.2$MacOSX_X86_64 LibreOffice_project/07ac168c60a517dba0f0d7bc7540f5afa45f0909</meta:generator>
    <dc:date>2017-01-03T16:25:23.826340000</dc:date>
    <meta:editing-duration>PT2H10M24S</meta:editing-duration>
    <meta:editing-cycles>65</meta:editing-cycles>
    <meta:document-statistic meta:table-count="0" meta:image-count="0" meta:object-count="0" meta:page-count="2" meta:paragraph-count="30" meta:word-count="471" meta:character-count="2904" meta:non-whitespace-character-count="2480"/>
  </office:meta>
</office:document-meta>
</file>